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69e" officeooo:paragraph-rsid="0013a58f"/>
    </style:style>
    <style:style style:name="T1" style:family="text">
      <style:text-properties officeooo:rsid="0013a5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.Write a socket program <text:s/>where client should send a string to the server and the server</text:p>
      <text:p text:style-name="P1">returns number of vowels in the string. The client should display the result on the terminal.</text:p>
      <text:p text:style-name="P1"/>
      <text:p text:style-name="P1"><text:span text:style-name="T1">2</text:span>.Write a socket program where client should send a date in DD/MM/YYYY format (e.g.</text:p>
      <text:p text:style-name="P1">04/01/1990) to the server which verifies validity of the given date. If the date is valid then it</text:p>
      <text:p text:style-name="P1">should return 1 to the client or else 0. The client should then display an appropriate message at</text:p>
      <text:p text:style-name="P1">the term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09:14:14.652857316</meta:creation-date>
    <dc:date>2019-08-14T09:14:42.994084671</dc:date>
    <meta:editing-duration>PT28S</meta:editing-duration>
    <meta:editing-cycles>1</meta:editing-cycles>
    <meta:document-statistic meta:table-count="0" meta:image-count="0" meta:object-count="0" meta:page-count="1" meta:paragraph-count="6" meta:word-count="84" meta:character-count="471" meta:non-whitespace-character-count="392"/>
    <meta:generator>LibreOffice/5.4.6.2$Linux_X86_64 LibreOffice_project/40m0$Build-2</meta:generator>
  </office:meta>
</office:document-meta>
</file>